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g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mp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wak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u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c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ad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v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r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war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rm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i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nc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a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ig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es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u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o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ba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r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a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t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id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lo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i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a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nfe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el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aw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utd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ob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az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pa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gi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rat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uc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pik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xi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n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nme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les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oob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ort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rs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an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ell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vor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ed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in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ear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rai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ib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ou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ne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ras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lum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ff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gre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wi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rgu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lee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i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te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oo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on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ru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rr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om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p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ee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one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le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ust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oop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udi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yi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sle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ivi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org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rn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oul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la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gat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c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ra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ssa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jor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ba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uil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bac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oto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at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yp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umb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owry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gh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ch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utch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ilo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weed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me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aun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nem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ee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by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lin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oz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oozy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rod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oug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li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ria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ta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ulpy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lur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oas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uch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roi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ix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adl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mar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ith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aud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hil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ero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odk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ine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ure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adi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erc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etc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rot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lock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rov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rin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olv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hea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rim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xul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she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poch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reak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hin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iral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onic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oni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ita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ac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sin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each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hamp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ato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rak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luck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raz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rip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wear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icky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cut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erry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sid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pi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ro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fy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ebu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oost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rus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ieg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ige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ana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lump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rank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org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rink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avor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bbey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ngy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nic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ola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ir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oxy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obot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rick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winc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rimp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knoll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ugar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hack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erk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oul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run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hos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oist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hard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lea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oft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lder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ram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aus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ulcer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ultr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yni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rom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ulk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shak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dodg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swil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tacit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othe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thor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trov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blok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vivid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spil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chan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chok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rupe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nast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mour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ahead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brin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clot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hoard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sweet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month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 office:value-type="string" calcext:value-type="string">
            <text:p>laps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watch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today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focu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 office:value-type="string" calcext:value-type="string">
            <text:p>smelt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teas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 office:value-type="string" calcext:value-type="string">
            <text:p>cater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movi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saut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allow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 office:value-type="string" calcext:value-type="string">
            <text:p>renew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 office:value-type="string" calcext:value-type="string">
            <text:p>their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 office:value-type="string" calcext:value-type="string">
            <text:p>slosh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 office:value-type="string" calcext:value-type="string">
            <text:p>purg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ches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 office:value-type="string" calcext:value-type="string">
            <text:p>depot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epoxy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nymph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 office:value-type="string" calcext:value-type="string">
            <text:p>found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 office:value-type="string" calcext:value-type="string">
            <text:p>sh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8:10:27.945584691</meta:creation-date>
    <dc:date>2022-03-29T18:19:19.244800695</dc:date>
    <meta:editing-duration>PT8M51S</meta:editing-duration>
    <meta:editing-cycles>1</meta:editing-cycles>
    <meta:document-statistic meta:table-count="1" meta:cell-count="570" meta:object-count="0"/>
    <meta:generator>LibreOffice/6.4.7.2$Linux_X86_64 LibreOffice_project/40$Build-2</meta:generator>
    <meta:user-defined meta:name="sheets-banding"/>
    <meta:user-defined meta:name="sheets-original-selection"/>
  </office:meta>
</office:document-meta>
</file>